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0f1f" officeooo:paragraph-rsid="001a0f1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a0f1f" officeooo:paragraph-rsid="001a0f1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0f1f" officeooo:paragraph-rsid="001a0f1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202c0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e9e9" officeooo:paragraph-rsid="001be9e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f68a" officeooo:paragraph-rsid="001ff68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0f1f" officeooo:paragraph-rsid="001a0f1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ff68a" officeooo:paragraph-rsid="001ff68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be9e9" officeooo:paragraph-rsid="001be9e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18a0" officeooo:paragraph-rsid="00202c05" style:font-size-asian="12.25pt" style:font-size-complex="14pt"/>
    </style:style>
    <style:style style:name="T1" style:family="text">
      <style:text-properties officeooo:rsid="001be9e9"/>
    </style:style>
    <style:style style:name="T2" style:family="text">
      <style:text-properties officeooo:rsid="001dd8bb"/>
    </style:style>
    <style:style style:name="T3" style:family="text">
      <style:text-properties officeooo:rsid="001e4b35"/>
    </style:style>
    <style:style style:name="T4" style:family="text">
      <style:text-properties officeooo:rsid="00022d3d"/>
    </style:style>
    <style:style style:name="T5" style:family="text">
      <style:text-properties officeooo:rsid="00202c05"/>
    </style:style>
    <style:style style:name="T6" style:family="text">
      <style:text-properties officeooo:rsid="00208da6"/>
    </style:style>
    <style:style style:name="T7" style:family="text">
      <style:text-properties officeooo:rsid="00262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Fonctionnelle</text:p>
      <text:p text:style-name="P1"/>
      <text:p text:style-name="P2">1] Besoins Fonctionnels :</text:p>
      <text:p text:style-name="P3"><text:tab/>1- Possibilité de dessiner une classe UML</text:p>
      <text:p text:style-name="P3"><text:tab/>2- Possibilité d’ajout de <text:span text:style-name="T7">attributs</text:span> dans la classe</text:p>
      <text:p text:style-name="P3"><text:tab/>3- Possibilité d’ajout de méthodes dans la classe</text:p>
      <text:p text:style-name="P3"><text:tab/><text:span text:style-name="T1">4- Possibilité de lier les classes UML selon des relations différentes</text:span></text:p>
      <text:p text:style-name="P3"><text:tab/><text:span text:style-name="T1">5</text:span>- Traduction automatique de la classe UML en langage Java </text:p>
      <text:p text:style-name="P3"/>
      <text:p text:style-name="P9">2] Besoins non Fonctionnels</text:p>
      <text:p text:style-name="P5"><text:tab/><text:span text:style-name="T2">1- Facilité d’utilisation pour les novices</text:span></text:p>
      <text:p text:style-name="P5"><text:tab/><text:span text:style-name="T3">2- Rapidité de création</text:span></text:p>
      <text:p text:style-name="P5"><text:tab/><text:span text:style-name="T3">3- Design attractif</text:span></text:p>
      <text:p text:style-name="P5"><text:tab/></text:p>
      <text:p text:style-name="P8">Contraintes :</text:p>
      <text:p text:style-name="P6"><text:tab/>1- L’utilisateur doit pouvoir accéder au code Java en permanence </text:p>
      <text:p text:style-name="P4"><text:tab/><text:span text:style-name="T5">2- Possibilite de creer des classes, d’y implementer des attributs, de creer des liens de type extends, include et d’associer la multiplicite.</text:span></text:p>
      <text:p text:style-name="P4"><text:tab/></text:p>
      <text:p text:style-name="P4"><text:tab/></text:p>
      <text:p text:style-name="P4"/>
      <text:p text:style-name="P10">Exclusions :</text:p>
      <text:p text:style-name="P4"><text:tab/><text:span text:style-name="T4">Adaptation a d’autres langages</text:span></text:p>
      <text:p text:style-name="P4"><text:tab/><text:span text:style-name="T6">Relations complexes (agregats etc…)</text:span></text:p>
      <text:p text:style-name="P4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38:51.834197600</meta:creation-date>
    <dc:date>2019-04-02T09:47:06.705000000</dc:date>
    <meta:editing-duration>PT33M15S</meta:editing-duration>
    <meta:editing-cycles>12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22" meta:word-count="111" meta:character-count="740" meta:non-whitespace-character-count="627"/>
  </office:meta>
</office:document-meta>
</file>